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d902" officeooo:paragraph-rsid="001ad902"/>
    </style:style>
    <style:style style:name="P2" style:family="paragraph" style:parent-style-name="Standard">
      <style:text-properties officeooo:rsid="001be318" officeooo:paragraph-rsid="001be318"/>
    </style:style>
    <style:style style:name="P3" style:family="paragraph" style:parent-style-name="Standard">
      <style:text-properties officeooo:rsid="001c8838" officeooo:paragraph-rsid="001c8838"/>
    </style:style>
    <style:style style:name="P4" style:family="paragraph" style:parent-style-name="Standard">
      <style:text-properties officeooo:rsid="001d4e16" officeooo:paragraph-rsid="001d4e16"/>
    </style:style>
    <style:style style:name="P5" style:family="paragraph" style:parent-style-name="Standard">
      <style:text-properties officeooo:rsid="001de09c" officeooo:paragraph-rsid="001de09c"/>
    </style:style>
    <style:style style:name="P6" style:family="paragraph" style:parent-style-name="Standard">
      <style:text-properties officeooo:rsid="001ef2b6" officeooo:paragraph-rsid="001ef2b6"/>
    </style:style>
    <style:style style:name="P7" style:family="paragraph" style:parent-style-name="Standard">
      <style:text-properties officeooo:rsid="00205a82" officeooo:paragraph-rsid="00205a82"/>
    </style:style>
    <style:style style:name="P8" style:family="paragraph" style:parent-style-name="Standard">
      <style:text-properties officeooo:rsid="0021af1c" officeooo:paragraph-rsid="0021af1c"/>
    </style:style>
    <style:style style:name="P9" style:family="paragraph" style:parent-style-name="Standard">
      <style:text-properties officeooo:rsid="00222525" officeooo:paragraph-rsid="00222525"/>
    </style:style>
    <style:style style:name="P10" style:family="paragraph" style:parent-style-name="Standard">
      <style:text-properties officeooo:rsid="0023b3ea" officeooo:paragraph-rsid="0023b3ea"/>
    </style:style>
    <style:style style:name="P11" style:family="paragraph" style:parent-style-name="Standard">
      <style:text-properties officeooo:rsid="00254540" officeooo:paragraph-rsid="00254540"/>
    </style:style>
    <style:style style:name="P12" style:family="paragraph" style:parent-style-name="Standard">
      <style:text-properties officeooo:rsid="0027334a" officeooo:paragraph-rsid="0027334a"/>
    </style:style>
    <style:style style:name="P13" style:family="paragraph" style:parent-style-name="Standard">
      <style:text-properties officeooo:rsid="0028c5f3" officeooo:paragraph-rsid="0028c5f3"/>
    </style:style>
    <style:style style:name="P14" style:family="paragraph" style:parent-style-name="Standard">
      <style:text-properties officeooo:rsid="0028ea8a" officeooo:paragraph-rsid="0028ea8a"/>
    </style:style>
    <style:style style:name="P15" style:family="paragraph" style:parent-style-name="Standard">
      <style:text-properties officeooo:rsid="002a11b2" officeooo:paragraph-rsid="002a11b2"/>
    </style:style>
    <style:style style:name="P16" style:family="paragraph" style:parent-style-name="Standard">
      <style:text-properties officeooo:rsid="002a6a06" officeooo:paragraph-rsid="002a6a06"/>
    </style:style>
    <style:style style:name="T1" style:family="text">
      <style:text-properties officeooo:rsid="001be318"/>
    </style:style>
    <style:style style:name="T2" style:family="text">
      <style:text-properties officeooo:rsid="001d4e16"/>
    </style:style>
    <style:style style:name="T3" style:family="text">
      <style:text-properties officeooo:rsid="00205a82"/>
    </style:style>
    <style:style style:name="T4" style:family="text">
      <style:text-properties officeooo:rsid="00222525"/>
    </style:style>
    <style:style style:name="T5" style:family="text">
      <style:text-properties officeooo:rsid="0023b3ea"/>
    </style:style>
    <style:style style:name="T6" style:family="text">
      <style:text-properties officeooo:rsid="0027334a"/>
    </style:style>
    <style:style style:name="T7" style:family="text">
      <style:text-properties officeooo:rsid="0028ea8a"/>
    </style:style>
    <style:style style:name="T8" style:family="text">
      <style:text-properties officeooo:rsid="002a11b2"/>
    </style:style>
    <style:style style:name="T9" style:family="text">
      <style:text-properties officeooo:rsid="002b93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увствую, настало <text:s/><text:span text:style-name="T1">самое </text:span>время ознакомить тебя <text:span text:style-name="T1">с твоими генеалогическими корнями по отцовской линии.</text:span></text:p>
      <text:p text:style-name="P2">За материнскую сторону я спокоен — твоя бабушка, Гаина Михайловна, тебя <text:s/>наверняка поинформировала на пару колен вглубь, если не далее, но вряд ли излагала родословную твоего папы.</text:p>
      <text:p text:style-name="P2">Эта уверенность во мне укоренилась с того момента, когда мать <text:s/>твоя письменно меня оповестила о моей смерти. Вернее, о том, что сказала тебе будто папа твой умер и мне не следует травмировать неокрепшую психику ребёнка появлениями с того света.</text:p>
      <text:p text:style-name="P2">Тут тебе и разгадка почему, когда в пивной сосед за столиком начинал толкать бодягу, что это он теперь никто, а прежде был штурманом атомной подводной лодки, я с чистой совестью, и полным на то основанием, делился с ним, что являюсь заслуженным лётчиком-испытателем, и погиб во время пробных полётов на реактивном истребителе нового типа, с посмертным присвоением мне звания Героя Советского Союза.</text:p>
      <text:p text:style-name="P2">Жаль, что награда не нашла героя.</text:p>
      <text:p text:style-name="P3">Просто в ту романтическую эпоху, когда ребёнок матери-одиночки начинал задавать ей вопросы по поводу недоукомплектованности состава семьи, традиционная мамина отмазка звучала так:</text:p>
      <text:p text:style-name="P3">- Твой папа был <text:s/>лётчик и погиб.</text:p>
      <text:p text:style-name="P3">Проза жизни приберегалась для подруг:</text:p>
      <text:p text:style-name="P3">- Ой, бабоньки, он меня в конторе на столе разложил: по гроб жизни не забуду, как те счёты бухалтерски у меня под сракой ёлзали...</text:p>
      <text:p text:style-name="P3">Хотя, на особо углублённый экскурс к истокам не рассчитывай, по причине моей собственной неосведомлённости. Наука евгеника в те поры не в чести была.</text:p>
      <text:p text:style-name="P3">Мать матери твоего отца звали Катериной Пойонк и твой прадед, Иосиф Вакимов, комиссар Первой конной армии Будённого, вывез её из Польши, как трофей, или сувенир на память о том периоде Гражданской войны, когда будённовцы чуть было не захватили Варшаву.</text:p>
      <text:p text:style-name="P3">Отношения их были узаконены тогдашним ЗАГСом и восемь лет спустя родилась моя мать, Галина, за которой последовали её брат Вадим и сестра Людмила.</text:p>
      <text:p text:style-name="P3">По их рассказам, Иосиф был очень умён, знал еврейский и немецкий языки и был на должности торгового ревизора целой области на Украине. В ту пору у Катерины имелась отдельная пара туфлей под каждое из её платьев.</text:p>
      <text:p text:style-name="P3">Ещё через семь лет, в конце тридцатых, Иосифа арестовали. Однако, обошлось без расстрела <text:span text:style-name="T2">(сумел, как видно, по умному откупиться), приговорили к ссылке на поселение в очень северную, но европейскую часть России.</text:span></text:p>
      <text:p text:style-name="P4">Семья последовала за ним, а в начале сороковых все вместе вернулись на Украину, вскоре захваченную германским вермахтом.</text:p>
      <text:p text:style-name="P4">Два года спустя, под конец оккупации, когда немецкие войска откатывались под ударами Красной Армии, мой дед исчез из дому буквально за день до освобождения, а вместе с ним пропал велосипед.</text:p>
      <text:p text:style-name="P4">Наутро, спасаясь от артобстрела, Катерина с тремя детьми бежала в пригородное село Подлипное, где осколок снаряда срезал яблоневую ветку в нескольких сантиметрах над головой моей матери — важная деталь, не будт этих сантиметров, то и меня бы не было.</text:p>
      <text:p text:style-name="P4">К полудню село, как и сам город, были освобождены наступающими частями Красной Армии и Катерина пришла обратно в Конотоп, где и взрастила, как мать-одиночка: <text:s/>Галину, Вадима и Людмилу.</text:p>
      <text:p text:style-name="P4">Старшая, Галина, в начале пятидесятых познакомилась по переписке со старшиной второй статьи Краснознамённого Черноморского Флота Николаем Огольцовым.</text:p>
      <text:p text:style-name="P4">«По переписке» это когда домой почтальон приносит письмо начинающееся словами: «Здравствуйте, незнакомая Галина...», а заканчивается оно: «...пришлите, пожалуйста, стою фотокарточку.»</text:p>
      <text:p text:style-name="P4">И на следующий год Николай поехал в отпуск не на родную Рязанщину, а в украинский город Конотоп.</text:p>
      <text:p text:style-name="P5"><text:soft-page-break/>Ширина его флотского «клёша» и грудной клетки под полосатой тельняшкой, в сочетании с ленточками на бескозырке и сияющим якорем на бляхе, впечатлили тихие улочки пристанционной окраины, где он отыскивал адрес, по которому слал письма: «лети с приветом, вернись с ответом», и три дня спустя мои родители, не спросясь у моей бабушки, расписались в городском ЗАГСе.</text:p>
      <text:p text:style-name="P6">Был ли мой без вести пропавший дед евреем?</text:p>
      <text:p text:style-name="P6">Комиссарство в годы Гражданской войны, владение языком, ревизорство и даже имя могут служить косвенным подтверждением.</text:p>
      <text:p text:style-name="P6">Однако, высокий процент детей избранного народа среди революционных вожатаев не снимает возможности исключений; язык он мог изучить служа в магазине еврея-негоцианта; а что до имени, то даже закоренелый антисемит товарищ Сталин был его тёзкой.</text:p>
      <text:p text:style-name="P6">Тем не менее, мать моя при знакомствах предпочитала представляться Галиной Осиповной.</text:p>
      <text:p text:style-name="P6">Свои тёмные глаза, чуть выпуклые и с влажноватым блеском, она унаследовала от Катерины Ивановны (или Катаржины Яновны?), которую трудно приписать к коленам израилевым, так как в красном углу <text:s/>на кухне она держала тёмную лакированную доску с сумрачно-бородым святым (не знаю какого роду-племени или вероисповедания, может и католик), а вдобавок откармливала в сарае свинью Машку на убой.</text:p>
      <text:p text:style-name="P6">Но, опять-таки, <text:s/><text:span text:style-name="T3">икона вполне могла прижиться как маскировочная часть интерьера со времён оккупации, а насчёт кошерных строгостей диеты, то ведь голод не тётка, а «бiда навчить коржi з салом їсти». </text:span></text:p>
      <text:p text:style-name="P7">Конечно, все эти без ответов вопросы возникнут потом, после возвращения наших с тобой предков из конотопского ЗАГСа, но нам с ними не по пути, мы заворачиваем обратно — <text:span text:style-name="T9">проследить линию происхождения т</text:span>воего деда по отц<text:span text:style-name="T9">у</text:span>.</text:p>
      <text:p text:style-name="P7">Линия эта безыскусна проста и приземлённа. Одним словом — мужичья.</text:p>
      <text:p text:style-name="P8">В земле рязанской есть районный центр Сапожок, от коего километрах в девяти, или одиннадцати (в зависимости у кого спросишь) расположена деревня Канино.</text:p>
      <text:p text:style-name="P8">Отец мой хвастал, будто в лучшие времена там насчитывалось около четырёхсот дворов.</text:p>
      <text:p text:style-name="P8">Возможно, что мать его, Марфа, <text:s/>и застала те времена, поскольку на момент Великой Октябрьской революции она была уже сформировавшейся девушкой лет тринадцати- четырнадцати, то есть повидала жизнь при царском режиме.</text:p>
      <text:p text:style-name="P8">А десять лет спустя она была уже замужем за крестьянином Михаилом Огольцовым, которому и родила троих детей — Колю, Серёжу и Александру (в порядке очерёдности).</text:p>
      <text:p text:style-name="P8">Коллективизацию Михаил пережил, <text:s/>но голод в Поволжье его добил, и осталась Марфа матерью-одиночкой; <text:s/>варила детям суп из лебеды и менее съедобных трав, но выжили.</text:p>
      <text:p text:style-name="P8">Потом пошли колхозные будни, трудодни, клуб, куда привозили кино, для просмотра которого деревенским парням приходилось крутить ручную динамо-машину и вырабатывать электричество.</text:p>
      <text:p text:style-name="P8">Летом сорок первого объявили о вероломном нападении фашистской Германии и мужиков поголовно угнали на войну.</text:p>
      <text:p text:style-name="P8">До Канино немцы не дошли, хотя и <text:span text:style-name="T4">сюда</text:span> стала докатываться фронтовая канонада.</text:p>
      <text:p text:style-name="P9">Потом в деревне разместились части резерва — сибиряки, поражавшие своим обычаем: после парной бани сидеть на зимней улице в одной рубахе и покуривать.</text:p>
      <text:p text:style-name="P9">Сибиряки ушли в сторону канонады и вскоре её неслышно стало.</text:p>
      <text:p text:style-name="P9">Кроме тишины, в деревне остались лишь бабы, девки да пацаны-допризывники; плюс председатель колхоза — однорукий инвалид.</text:p>
      <text:p text:style-name="P9">И длилось это не день, не неделю, а месяц за месяцем, из году в год.</text:p>
      <text:p text:style-name="P9">От такой ситуации среди баб пошли отклонения: собирались по избам и разглядывали одна у другой влагалища, комментировали, выносили суждения — чья краше.</text:p>
      <text:p text:style-name="P9">Когда об этом возрождённом сафоизме прослышал председатель, то, чтобы не дошло до района и дабы радикально пресечь лесбийный уклон, созвал общее собрание в клубе исключительно для баб и девок; но пацаны постарше прокрались в кинобудку и, разиня рты, подглядывали в окошечки, как председатель материл всех собравшихся, стучал <text:soft-page-break/>единственным кулаком по столу и божился повывести это «мандоглядство» (я малость смягчаю прямоту председателевых выражений).</text:p>
      <text:p text:style-name="P9">Удалось ли инвалиду сдержать своё обещание мой папа так и не узнал, поскольку его (папу) </text:p>
      <text:p text:style-name="P9">призвали в армию. Вернее, это была не армия, а флот...</text:p>
      <text:p text:style-name="P9">Вторая мировая догорала, но пушечное мясо жрала ничуть не меньше.</text:p>
      <text:p text:style-name="P9">Рязанского паренька Колю, вместе с другими пареньками, переодели в чёрные бушлаты, помуштровали пару месяцев в «учебке», <text:s/><text:span text:style-name="T5">чтоб отличали команду «смирно!» от «разойдись!», да понимали бы где у винтовки штык, а где затвор, и посадили на быстроходные <text:s/>катера для переброски вверх по реке Дунай и высадки десантом где-то в Австрии.</text:span></text:p>
      <text:p text:style-name="P10">Но, при всей быстроходности десантных катеров, к месту высадки они не поспели — Германия капитулировала и бой вести было не с кем.</text:p>
      <text:p text:style-name="P10">Когда-то на этом месте я чувствовал некоторое разочарование — эх! не успел стать мой папа <text:s/>героем! — но <text:s/>теперь меня радует, что он ни разу не выстрелил и никого не убил даже нечаянно.</text:p>
      <text:p text:style-name="P10">Какое-то время он сторожил остров Змеиный у берегов Болгарии, или Румынии, а затем его перевели мотористом на минный тральщик — судно небольшого водоизмещения, с малочисленным экипажем.</text:p>
      <text:p text:style-name="P11">Первый переход был из Севастополя в Новороссийск по неровному Чёрному морю: не то, чтобы шторм, но изрядно болтало.</text:p>
      <text:p text:style-name="P11">Качели в парке притягательная забава, но через пару часов качания желудок выбросит даже то, что залежалось в нём с позавчерашнегог завтрака, а помянутый переход длился значительно дольше.</text:p>
      <text:p text:style-name="P11">Когда краснофлотец Огольцов сошёл на берег в порту назначения, то даже суша под ним продолжала раскачиваться; он попытался вырвать между штабелями длинных брёвен вдоль причала, но нечем было.</text:p>
      <text:p text:style-name="P11">Он сел, где стоял и, глядя на взлетающие вверх и вновь проваливающиеся ряды брёвен, подумал, что на морской службе он помрёт.</text:p>
      <text:p text:style-name="P11">Как ты, наверное, догадываешься, такое его предположение оказалось ошибочным, ведь он ещё не встретился с твоей бабушкой и не зазвал её в ЗАГС, и она ещё не родила троих детей, не став впоследствии (впервые за эту историю) матерью-одиночкой.</text:p>
      <text:p text:style-name="P11">Итак, морская болезнь не уморила моего отца, он свыкся с качкой, вытатуировал якорь на тыльной стороне левой кисти, а на правой руке — от локтя к запястью — стремительный контур ласточки с конвертиком письма в клюве («лети с приветом») и бороздил на своём утлом тральщике просторы Чёрного моря, расчищая его от минных полей, в чём, вообще-то, и состоит назначение тральщиков.</text:p>
      <text:p text:style-name="P11">Основное отличие подводных мин от наземных в том, что их надо привязывать, иначе расплывутся куда попадя и будут рвать кого попало, без различия своих и чужих.</text:p>
      <text:p text:style-name="P11">Вот их и привязывают стальными тросиками к якорькам.</text:p>
      <text:p text:style-name="P11">Якорьки хватаются за дно и мины — железные шары, заполненные воздухом и взрывчаткой — всплывают, но не на поверхность, а насколько пускает длина тросиков, которую устанавливают из расчёта глубин на конкретных морских путях; где мины и дожидаются, на глубине двух-трёх метров, когда корпус проходящего <text:span text:style-name="T6">по морю корабля зацепит один из детонаторов, торчащих из корпуса мины в разные стороны, наподобие детского рисунка солнца.</text:span></text:p>
      <text:p text:style-name="P12">Благодаря своей малой осадке, тральщик проходит над минными полями не цепляясь за рожки детонаторов, а за ним под водой волочится отпущенная с кормы длинная петля толстого троса, который обрывает тросики между якорьками и минами и те всплывают на поверхность, где их и обезвреживают, то есть заставляют взорваться.</text:p>
      <text:p text:style-name="P12">Для этого от тральщика отваливает весельная лодка, подходит к плавающей мине, на мину крепится динамитная шашка с бикфордовым шнуром (и это не на тихом пруду, а на зыбких волнах открытого моря, где шар мины вздымается выше шлюпки, а потом проваливается под неё, норовя боднуть рогом), старшина поджигает шнур заранее раскуренной папиросой и все <text:soft-page-break/>дружно налегают на вёсла — никто не сачкует, чтобы отойти от мины подальше: её мощный заряд рассчитан рвать корпуса больших стальных кораблей.</text:p>
      <text:p text:style-name="P12">При разложении на дробные детали романтических героизм улетучивается и расчистка акваторий от минных полей начинает смахивать на работу трактора в колхозном поле — выйти в заданный квадрат и день-деньской бороздить его туда-сюда с отпущенным за кормой тросом, а назавтра <text:s/>— следующий квадрат.</text:p>
      <text:p text:style-name="P13">Вобщем, героизм на тральщике бригадный и то, что отец мой остался в живых, заслуга общая — каждый хорошо делал свою часть работы.</text:p>
      <text:p text:style-name="P13">Например, однажды Николай Огольцов стоял у лебёдки, что втаскивала трос на корму в конце рабочего дня, когда вдруг увидел — наматываясь на барабан, трос тянет за собой мину, чей тросик переплёлся с тральщиковым. </text:p>
      <text:p text:style-name="P13">Останавливать лебёдку было поздно — докрутила бы по инерции.</text:p>
      <text:p text:style-name="P13">У папы рубаха отлипла от тела и вздулась, как шерсть зверей в минуту крайней опасности и он до того истошно животным голосом проорал: «полный вперёд!», что капитан на мостике без раздумий подчинился — ударил по сигналу в машинное отделение; моторист, папин сменщик, тоже не подвёл — винт взбурлил воду и напор её оборвал-таки тросик привязчивой мины.</text:p>
      <text:p text:style-name="P13">Спаслись сообща.</text:p>
      <text:p text:style-name="P13">Через пять <text:s/>лет в море не осталось неизборождённых тральщиками квадратов и папу перевели на сторожевые корабли, опять-таки мотористом дизельного двигателя, у него это хорошо получалось, а ещё года через два флотская служба закончилась и его завербовали работать в «почтовом ящике».</text:p>
      <text:p text:style-name="P13">Тогда в СССР было много секретных институтов, заводов и даже городов, и, чтобы шпионы не разгадали что где находится, у секретных объектов не было почтовых адресов, типа: область, район, город, улица; туда адресовались покороче — почтовый ящик номер такой-то, Н. Огольцову.</text:p>
      <text:p text:style-name="P13">Поскольку же во время своего последнего отпуска при прохождении действительной военной службы он зарегистрировал брак с гражданкой Вакимовой Г. И., <text:span text:style-name="T7">то и она отправилась в «почтовый ящик» в горах Карпатских.</text:span></text:p>
      <text:p text:style-name="P14">Роддома в «ящике» не было и для произведения меня на свет моей матери пришлось отправиться в город Надворная, в тридцати километрах от областного центра города Станиславль (впоследствии Ивано-Франковск), что её очень пугало, так как бандеровцы обстреливали машины на дорогах.</text:p>
      <text:p text:style-name="P14">Большую половину жизни я их считал бандитами и пособниками фашистов — целая дивизия «Галичина», воевавшая против Красной Армии, состояла из западных украинцев.</text:p>
      <text:p text:style-name="P14">Потом мне тихо-тихо дошло, что до прихода немцев Красная Армия держала тех украинцев в оккупации и помогала НКВД расстреливать потенциальных противников советского строя.</text:p>
      <text:p text:style-name="P14">Но что такое дивизия по сравнению с армией?</text:p>
      <text:p text:style-name="P14">На стороне германского вермахта сражалась ещё и РОА — Русская Освободительная Армия.</text:p>
      <text:p text:style-name="P14">Кроме того, по рассказам рядовых красноармейцев, участников событий той поры, бандеровцы круто воевали как против советских, так и немецких войск — партизанили, защищая свою землю от сменявших друг друга освободителей-поработителей.</text:p>
      <text:p text:style-name="P14">Но для моих родителей, во всю прожитую ими <text:s/>жизнь, бандеровцы так и оставались бандитами.</text:p>
      <text:p text:style-name="P14">И два года спустя, <text:span text:style-name="T8">когда мать моя снова отправилась в роддом, пулемётные очереди по-прежнему грохотали на склонах Карпатских гор, но она их уже не слыхала, потому что её мужу пришлось сменить «почтовый ящик» и переехать из Закарпатья на Валдайскую возвышенность.</text:span></text:p>
      <text:p text:style-name="P15">Причиной перемены обстоятельств стал письменный донос в Особый Отдел прежнего «почтового ящика» от соседей по дому, где до замужества проживала Галина Вакимова.</text:p>
      <text:p text:style-name="P15">Дом этот представлял собой одноэтажное строение из тех, что в Конотопе называют «хатами». <text:s/></text:p>
      <text:p text:style-name="P15"><text:soft-page-break/>Размерами «хата» была 12 на 12 метров и половина её принадлежала гражданину Игнату Пилюте.</text:p>
      <text:p text:style-name="P15">Половину от второй половины — дощатую прихожую, кухню и комнату, занимала Катерина Вакимова с детьми, а остальная четверть хаты — опять-таки: дощатая прихожая, кухня и комната — являлась собственностью гражданина Дузенко.</text:p>
      <text:p text:style-name="P15">Дочка Дузенко вышла замуж за гражданина Старикова и жить стало тесно.</text:p>
      <text:p text:style-name="P15">Для увеличения жизненного пространства Дузенко и Стариков вызнали номер почтового ящика, куда моряк-черноморец увёз их прежнюю соседку и написали в Особый Отдел «ящика» (который занимался выявлением и арестами шпионов), что отец Галины Вакимовой, а ныне Огольцовой, был репрессирован в тридцатых годах, <text:s/>но как-то сумел вернуться на Украину, что во время оккупации в его доме находился немецкий штаб (и это правда, на половине Пилюты располагался штаб роты вермахта), а при подходе Советской Армии Иосиф Вакимов бежал вместе с отступающими фашистами.</text:p>
      <text:p text:style-name="P16">Особые Отделы «почтовых ящиков» отличались особой бдительностью и цепкостью — родственников Иосифа, по расчётам доносителей, вполне могли раскрутить до ссылки, как минимум.</text:p>
      <text:p text:style-name="P16">Однако, остался неучтённым фактор времени: на тот момент Великий Вождь Народов товарищ Сталин уже опочил в бозе и затянутые в его бытность гайки понемногу начинали отпускаться.</text:p>
      <text:p text:style-name="P16">Разумеется, Николай Огольцов был неоднократно допрошен в Особом Отделе «почтового ящика».</text:p>
      <text:p text:style-name="P16">Между Особым Отделом и Отделом Внутренних Дел города Конотопа произошёл обмен служебной перепиской и репрессировать папу не стали по причине совсем <text:s/>крестьянского происхождения и ещё за т о, что очень уж его слушались всякие моторы-дизели, производившие электроэнергию для «почтовых ящиков».</text:p>
      <text:p text:style-name="P16">Но ведь и не отреагировать на сигнал нельзя было, поэтому его перевели, от греха подальше, в «почтовый ящик» не граничащий с другими странами.</text:p>
      <text:p text:style-name="P16">Похоже, что ахиллесовой пятой тогдашних «почтовых ящиков» был роддом. Вернее, его отсутствие.</text:p>
      <text:p text:style-name="P16">Вторые роды Галины Огольцовой тоже произошли вне «ящика» - в ближайшем райцентре. </text:p>
      <text:p text:style-name="P16">В роддом её впускать не хотели, приняв по чёрным волосам и красному, в цветах, халату за цыганку.</text:p>
      <text:p text:style-name="P16">Сопровождавший её муж Коля опроверг такое заблуждение и её приняли.</text:p>
      <text:p text:style-name="P16">Спустя час-полтора ему объявили, что родилась девочка, а пять минут спустя, что родился ещё и мальчик, и тогда он закричал:</text:p>
      <text:p text:style-name="P16">- Гасите лампочку в палате — они на свет идут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3T09:29:44.158387004</meta:creation-date>
    <dc:date>2016-01-25T14:48:16.567114904</dc:date>
    <dc:creator>sehrguey </dc:creator>
    <meta:editing-duration>PT31M23S</meta:editing-duration>
    <meta:editing-cycles>5</meta:editing-cycles>
    <meta:generator>LibreOffice/4.3.3.2$Linux_x86 LibreOffice_project/430m0$Build-2</meta:generator>
    <meta:document-statistic meta:table-count="0" meta:image-count="0" meta:object-count="0" meta:page-count="5" meta:paragraph-count="96" meta:word-count="2465" meta:character-count="16721" meta:non-whitespace-character-count="14294"/>
  </office:meta>
</office:document-meta>
</file>